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39cm" svg:height="12.606cm" svg:x="2.81cm" svg:y="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9:14:52.176000000</dc:date>
    <meta:editing-duration>PT3M41S</meta:editing-duration>
    <meta:editing-cycles>6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391cm" svg:height="12.607cm" xlink:href="." xlink:type="simple" chart:class="chart:line" chart:style-name="ch1">
        <chart:legend chart:legend-position="top" svg:x="4.675cm" svg:y="0.185cm" style:legend-expansion="wide" chart:style-name="ch2"/>
        <chart:plot-area chart:style-name="ch3" chart:data-source-has-labels="both" svg:x="0.447cm" svg:y="1.427cm" svg:width="21.497cm" svg:height="10.928cm">
          <chartooo:coordinate-region svg:x="1.068cm" svg:y="1.6cm" svg:width="20.782cm" svg:height="10.161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series chart:style-name="ch9" chart:values-cell-range-address="local-table.$E$2:.$E$10" chart:label-cell-address="local-table.$E$1" chart:class="chart:line">
            <chart:data-point chart:repeated="9"/>
          </chart:series>
          <chart:series chart:style-name="ch10" chart:values-cell-range-address="local-table.$F$2:.$F$10" chart:label-cell-address="local-table.$F$1" chart:class="chart:line">
            <chart:data-point chart:repeated="9"/>
          </chart:series>
          <chart:series chart:style-name="ch11" chart:values-cell-range-address="local-table.$G$2:.$G$10" chart:label-cell-address="local-table.$G$1" chart:class="chart:line">
            <chart:data-point chart:repeated="9"/>
          </chart:series>
          <chart:series chart:style-name="ch12" chart:values-cell-range-address="local-table.$H$2:.$H$10" chart:label-cell-address="local-table.$H$1" chart:class="chart:line">
            <chart:data-point chart:repeated="9"/>
          </chart:series>
          <chart:series chart:style-name="ch13" chart:values-cell-range-address="local-table.$I$2:.$I$10" chart:label-cell-address="local-table.$I$1" chart:class="chart:line">
            <chart:data-point chart:repeated="9"/>
          </chart:series>
          <chart:series chart:style-name="ch14" chart:values-cell-range-address="local-table.$J$2:.$J$10" chart:label-cell-address="local-table.$J$1" chart:class="chart:line">
            <chart:data-point chart:repeated="9"/>
          </chart:series>
          <chart:series chart:style-name="ch15" chart:values-cell-range-address="local-table.$K$2:.$K$10" chart:label-cell-address="local-table.$K$1" chart:class="chart:line">
            <chart:data-point chart:repeated="9"/>
          </chart:series>
          <chart:series chart:style-name="ch16" chart:values-cell-range-address="local-table.$L$2:.$L$10" chart:label-cell-address="local-table.$L$1" chart:class="chart:line">
            <chart:data-point chart:repeated="9"/>
          </chart:series>
          <chart:series chart:style-name="ch17" chart:values-cell-range-address="local-table.$M$2:.$M$10" chart:label-cell-address="local-table.$M$1" chart:class="chart:line">
            <chart:data-point chart:repeated="9"/>
          </chart:series>
          <chart:series chart:style-name="ch18" chart:values-cell-range-address="local-table.$N$2:.$N$10" chart:label-cell-address="local-table.$N$1" chart:class="chart:line">
            <chart:data-point chart:repeated="9"/>
          </chart:series>
          <chart:series chart:style-name="ch19" chart:values-cell-range-address="local-table.$O$2:.$O$10" chart:label-cell-address="local-table.$O$1" chart:class="chart:line">
            <chart:data-point chart:repeated="9"/>
          </chart:series>
          <chart:series chart:style-name="ch20" chart:values-cell-range-address="local-table.$P$2:.$P$10" chart:label-cell-address="local-table.$P$1" chart:class="chart:line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  <table:table-cell office:value-type="string">
                <text:p>EE</text:p>
              </table:table-cell>
              <table:table-cell office:value-type="string">
                <text:p>FF</text:p>
              </table:table-cell>
              <table:table-cell office:value-type="string">
                <text:p>GG</text:p>
              </table:table-cell>
              <table:table-cell office:value-type="string">
                <text:p>HH</text:p>
              </table:table-cell>
              <table:table-cell office:value-type="string">
                <text:p>II</text:p>
              </table:table-cell>
              <table:table-cell office:value-type="string">
                <text:p>JJ</text:p>
              </table:table-cell>
              <table:table-cell office:value-type="string">
                <text:p>KK</text:p>
              </table:table-cell>
              <table:table-cell office:value-type="string">
                <text:p>LL</text:p>
              </table:table-cell>
              <table:table-cell office:value-type="string">
                <text:p>MM</text:p>
              </table:table-cell>
              <table:table-cell office:value-type="string">
                <text:p>NN</text:p>
              </table:table-cell>
              <table:table-cell office:value-type="string">
                <text:p>O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